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293" officeooo:paragraph-rsid="000a72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VANTAMENTO DE CASOS:</text:p>
      <text:p text:style-name="P1"/>
      <text:p text:style-name="P1">- CRIARA GRUPOS</text:p>
      <text:p text:style-name="P1">- CADASTRAR PESSOAS</text:p>
      <text:p text:style-name="P1">- PONTOS DE BALADA</text:p>
      <text:p text:style-name="P1">- PONTOS DE BAGUNÇA</text:p>
      <text:p text:style-name="P1">- PESSOAS QUE DEVEM PUNIÇÕES</text:p>
      <text:p text:style-name="P1">- TABELA DE PASSEIO</text:p>
      <text:p text:style-name="P1">- COMPRAS LIMPEZA</text:p>
      <text:p text:style-name="P1">- COMPRAS ALMOÇO</text:p>
      <text:p text:style-name="P1">- CRIAR TÓPICOS PERSO NALIZAD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17:48:46.758480370</meta:creation-date>
    <dc:date>2022-11-22T17:53:03.651301512</dc:date>
    <meta:editing-duration>PT4M17S</meta:editing-duration>
    <meta:editing-cycles>1</meta:editing-cycles>
    <meta:document-statistic meta:table-count="0" meta:image-count="0" meta:object-count="0" meta:page-count="1" meta:paragraph-count="10" meta:word-count="37" meta:character-count="204" meta:non-whitespace-character-count="177"/>
    <meta:generator>LibreOffice/6.4.7.2$Linux_X86_64 LibreOffice_project/40$Build-2</meta:generator>
  </office:meta>
</office:document-meta>
</file>